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1.827cm"/>
    </style:style>
    <style:style style:name="co5" style:family="table-column">
      <style:table-column-properties fo:break-before="auto" style:column-width="16.074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anza-plato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Poliester pequeño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Poliester pequeño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Poliester pequeño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 C10, 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47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7.5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, C9, 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5.0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15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n_01x02_Female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Porta pilas x4 y pilas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ER-36.11</text:p>
          </table:table-cell>
          <table:table-cell office:value-type="string" calcext:value-type="string">
            <text:p>Rele 5Vol 5 pines</text:p>
          </table:table-cell>
          <table:table-cell office:value-type="string" calcext:value-type="string">
            <text:p>Relay_THT:Relay_SPDT_Finder_36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N3904</text:p>
          </table:table-cell>
          <table:table-cell office:value-type="string" calcext:value-type="string">
            <text:p>Personal:TO-92_In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2K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meg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 ¼ w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, RV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 vuetas cuadrado</text:p>
          </table:table-cell>
          <table:table-cell office:value-type="string" calcext:value-type="string">
            <text:p>Potentiometer_THT:Potentiometer_ACP_CA6-H2,5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, TP2, TP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Personal:1PIN-1-2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567</text:p>
          </table:table-cell>
          <table:table-cell office:value-type="string" calcext:value-type="string">
            <text:p>Package_DIP:DIP-8_W7.62mm_LongP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555xM</text:p>
          </table:table-cell>
          <table:table-cell office:value-type="string" calcext:value-type="string">
            <text:p>Package_DIP:DIP-8_W7.62mm_LongP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ja Pla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x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ble redondo</text:p>
          </table:table-cell>
          <table:table-cell/>
          <table:table-cell office:value-type="string" calcext:value-type="string">
            <text:p>Cable redondo No 20 awg o de microfono delg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ida de rele</text:p>
          </table:table-cell>
          <table:table-cell/>
          <table:table-cell office:value-type="string" calcext:value-type="string">
            <text:p>Conector pequeño de potencia hembra y macho</text:p>
          </table:table-cell>
          <table:table-cell table:number-columns-repeated="2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2:22:20.360835079</dc:date>
    <dc:creator>José Benedicto Salamanca Vargas</dc:creator>
    <meta:editing-duration>PT6H30M54S</meta:editing-duration>
    <meta:editing-cycles>3</meta:editing-cycles>
    <meta:generator>LibreOffice/7.4.7.2$Linux_X86_64 LibreOffice_project/40$Build-2</meta:generator>
    <meta:printed-by>José Benedicto Salamanca Vargas</meta:printed-by>
    <meta:print-date>2024-06-27T07:45:09.643512153</meta:print-date>
    <meta:document-statistic meta:table-count="1" meta:cell-count="141" meta:object-count="0"/>
  </office:meta>
</office:document-meta>
</file>